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officeooo:rsid="000df1f2" officeooo:paragraph-rsid="000df1f2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0pt" fo:font-style="italic" fo:font-weight="bold" officeooo:rsid="000df1f2" officeooo:paragraph-rsid="000df1f2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0pt" style:text-underline-style="solid" style:text-underline-width="auto" style:text-underline-color="font-color" fo:font-weight="bold" officeooo:rsid="000df1f2" officeooo:paragraph-rsid="000df1f2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660066" style:font-name="Ubuntu Mono" fo:font-size="12pt" fo:font-weight="bold" officeooo:rsid="000df1f2" officeooo:paragraph-rsid="000df1f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Ubuntu Mono" fo:font-size="12pt" officeooo:rsid="000df1f2" officeooo:paragraph-rsid="000df1f2" style:font-size-asian="12pt" style:font-size-complex="12pt"/>
    </style:style>
    <style:style style:name="P6" style:family="paragraph" style:parent-style-name="Standard">
      <style:text-properties style:font-name="Ubuntu" fo:font-size="10pt" officeooo:rsid="000df1f2" officeooo:paragraph-rsid="000df1f2" style:font-size-asian="10pt" style:font-size-complex="10pt"/>
    </style:style>
    <style:style style:name="P7" style:family="paragraph" style:parent-style-name="Standard">
      <style:text-properties style:font-name="Ubuntu" fo:font-size="10pt" officeooo:rsid="00104073" officeooo:paragraph-rsid="00104073" style:font-size-asian="10pt" style:font-size-complex="10pt"/>
    </style:style>
    <style:style style:name="P8" style:family="paragraph" style:parent-style-name="Standard">
      <style:text-properties style:font-name="Ubuntu" fo:font-size="10pt" fo:font-weight="bold" officeooo:rsid="000df1f2" officeooo:paragraph-rsid="000df1f2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Ubuntu" fo:font-size="10pt" officeooo:paragraph-rsid="0011e4fc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11b3" style:font-weight-asian="bold" style:font-weight-complex="bold"/>
    </style:style>
    <style:style style:name="T3" style:family="text">
      <style:text-properties fo:font-weight="bold" officeooo:rsid="00104073" style:font-weight-asian="bold" style:font-weight-complex="bold"/>
    </style:style>
    <style:style style:name="T4" style:family="text">
      <style:text-properties fo:color="#660066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fo:font-size="9pt" style:font-size-asian="9pt" style:font-size-complex="9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ff00ff" fo:font-size="11pt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tyle="italic"/>
    </style:style>
    <style:style style:name="T11" style:family="text">
      <style:text-properties fo:color="#006699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104073"/>
    </style:style>
    <style:style style:name="T13" style:family="text">
      <style:text-properties style:font-name="Ubuntu" fo:font-size="10pt" officeooo:rsid="00104073" style:font-size-asian="10pt" style:font-size-complex="10pt"/>
    </style:style>
    <style:style style:name="T14" style:family="text">
      <style:text-properties fo:font-size="10pt" officeooo:rsid="00104073" style:font-size-asian="10pt" style:font-size-complex="10pt"/>
    </style:style>
    <style:style style:name="T15" style:family="text">
      <style:text-properties officeooo:rsid="0011e4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cket-Match(version2.0) README file:</text:p>
      <text:p text:style-name="P2">Deepesh Nagarajan, 2011, NSC lab. </text:p>
      <text:p text:style-name="P1"/>
      <text:p text:style-name="P1">These programs/scripts generate all-to-all Pocket-Match(PM) pocket-comparison scores for given pocket-descriptor input-files (cabbage format). </text:p>
      <text:p text:style-name="P1"/>
      <text:p text:style-name="P8"><text:span text:style-name="T15">USAGE</text:span>: </text:p>
      <text:p text:style-name="P1"/>
      <text:p text:style-name="P1">1) enter the '<text:span text:style-name="T1">Pocketmatch_v2.0</text:span>' directory on terminal: </text:p>
      <text:p text:style-name="P1"><text:s text:c="4"/></text:p>
      <text:p text:style-name="P1"><text:s text:c="4"/><text:span text:style-name="T4">$ cd PocketMatch_v2.0</text:span> </text:p>
      <text:p text:style-name="P1"/>
      <text:p text:style-name="P1">2) Create '<text:span text:style-name="T1">alpha-files</text:span>'. A sampling of PDB-format pockets is provided in the '<text:span text:style-name="T1">Sample_pockets</text:span>' folder: </text:p>
      <text:p text:style-name="P1"/>
      <text:p text:style-name="P4"><text:s text:c="4"/>$ cd alpha-file_maker </text:p>
      <text:p text:style-name="P4"><text:s text:c="4"/>$ bash Step0-cabbage.sh Sample_pockets </text:p>
      <text:p text:style-name="P1"/>
      <text:p text:style-name="P1">to explore other options, simply type: </text:p>
      <text:p text:style-name="P1"><text:s text:c="4"/></text:p>
      <text:p text:style-name="P4"><text:s text:c="4"/>$ bash Step0-cabbage.sh </text:p>
      <text:p text:style-name="P1"/>
      <text:p text:style-name="P1">3) Run pocketmatch of generated alpha_file (<text:span text:style-name="T1">outfile.cabbage</text:span>) </text:p>
      <text:p text:style-name="P1"/>
      <text:p text:style-name="P4"><text:s text:c="4"/>$ cd ../ </text:p>
      <text:p text:style-name="P4"><text:s text:c="4"/>$ ./Step3-PM_serial alpha-file_maker/outfile.cabbage </text:p>
      <text:p text:style-name="P1"/>
      <text:p text:style-name="P1">4) interpret output: </text:p>
      <text:p text:style-name="P1"/>
      <text:p text:style-name="P4"><text:s text:c="4"/>$ cat PocketMatch_score.txt <text:s text:c="11"/><text:span text:style-name="T6">#this file contains the similarity score.</text:span></text:p>
      <text:p text:style-name="P4"><text:s text:c="4"/>$ cat PocketMatch_pairs.txt|fold -64 <text:s text:c="2"/><text:span text:style-name="T6">#this file contains pairings of similar residues. </text:span></text:p>
      <text:p text:style-name="P1"/>
      <text:p text:style-name="P1">5) Altering the code: If you are unsatisfied with the speed of Pocketmatch (<text:span text:style-name="T1">./Step3-PM_serial)</text:span>, then you can turn off the 'sphinx module' (it generates the '<text:span text:style-name="T1">PocketMatch_pairs.tx</text:span>t' file). This is how you can do it: </text:p>
      <text:p text:style-name="P1"><text:s text:c="4"/></text:p>
      <text:p text:style-name="P5"><text:s text:c="3"/><text:span text:style-name="T4"><text:s/>$ </text:span><text:span text:style-name="T7">#TURN OFF SPHINX MODULE </text:span></text:p>
      <text:p text:style-name="P4"><text:s text:c="4"/><text:span text:style-name="T9">$ sed -i s/"</text:span><text:span text:style-name="T8">#define SUMA_TOGGLE 1</text:span><text:span text:style-name="T9">"/"</text:span><text:span text:style-name="T8">#define SUMA_TOGGLE 0</text:span><text:span text:style-name="T9">"/ Step3-PM_serial.c </text:span></text:p>
      <text:p text:style-name="P4"><text:s text:c="4"/>$ gcc4.4 -o Step3-PMserial Step3-PMserial.c -lm -m32 </text:p>
      <text:p text:style-name="P4"/>
      <text:p text:style-name="P4"><text:s text:c="4"/>$ <text:span text:style-name="T5">#TURN ON SPHINX MODULE </text:span></text:p>
      <text:p text:style-name="P4"><text:s text:c="4"/>$ <text:span text:style-name="T9">sed -i s/"</text:span><text:span text:style-name="T8">#define SUMA_TOGGLE 0</text:span><text:span text:style-name="T9">"/"</text:span><text:span text:style-name="T8">#define SUMA_TOGGLE 1</text:span><text:span text:style-name="T9">"/ Step3-PM_serial.c </text:span></text:p>
      <text:p text:style-name="P4"><text:s text:c="4"/>$ gcc4.4 -o Step3-PMserial Step3-PMserial.c -lm -m32 </text:p>
      <text:p text:style-name="P1"/>
      <text:p text:style-name="P1"><text:span text:style-name="T1">O</text:span><text:span text:style-name="T2">NLINE HELP</text:span><text:span text:style-name="T1">: </text:span></text:p>
      <text:p text:style-name="P1">If you still have unresolved issues, e-mail me at <text:span text:style-name="T11">1337deepesh@gmail.com </text:span></text:p>
      <text:p text:style-name="P1">I may or may not reply. </text:p>
      <text:p text:style-name="P1"/>
      <text:p text:style-name="P1"><text:span text:style-name="T1">UPDATE</text:span> (Tuesday 12 May 2015 05:55:36 PM IST): </text:p>
      <text:p text:style-name="P1">All programs were written on a 32-bit machine. If you're using a 64-bit maching and want to re-compile any programs, then use these commands: </text:p>
      <text:p text:style-name="P1"><text:s text:c="4"/></text:p>
      <text:p text:style-name="P5"><text:s/><text:span text:style-name="T4"><text:s text:c="2"/>$ gcc4.4 -o Step2-compressor Step2-compressor.c </text:span></text:p>
      <text:p text:style-name="P4"><text:s text:c="3"/>$ gcc4.4 -o Step3-PMserial Step3-PMserial.c -lm -m32 </text:p>
      <text:p text:style-name="P1"/>
      <text:p text:style-name="P1"><text:span text:style-name="T1">NOTE:</text:span></text:p>
      <text:p text:style-name="P1">The MPI version has not been tested on 64-bit operating systems and is <text:span text:style-name="T1">NOT GUARANTEED TO WORK</text:span>. I strongly recommend using the serial version on multiple processors instead.</text:p>
      <text:p text:style-name="P1"/>
      <text:p text:style-name="P9"><text:span text:style-name="T3">CITATION:</text:span><text:span text:style-name="T12"> </text:span></text:p>
      <text:p text:style-name="P9">Nagarajan, D., &amp; Chandra, N. (2013, February). PocketMatch (version 2.0): A parallel algorithm for the detection of structural similarities between protein ligand binding-sites. In <text:span text:style-name="T10">Parallel Computing Technologies (PARCOMPTECH), 2013 National Conference on</text:span> (pp. 1-6). IEE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14:31.377693609</meta:creation-date>
    <dc:date>2015-05-12T18:27:34.121454393</dc:date>
    <meta:editing-duration>PT2M37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39" meta:word-count="301" meta:character-count="2299" meta:non-whitespace-character-count="1912"/>
  </office:meta>
</office:document-meta>
</file>